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1.513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1.6992in" fo:break-before="auto" style:use-optimal-row-height="true"/>
    </style:style>
    <style:style style:name="ro4" style:family="table-row">
      <style:table-row-properties style:row-height="2.0728in" fo:break-before="auto" style:use-optimal-row-height="true"/>
    </style:style>
    <style:style style:name="ro5" style:family="table-row">
      <style:table-row-properties style:row-height="2.2591in" fo:break-before="auto" style:use-optimal-row-height="true"/>
    </style:style>
    <style:style style:name="ro6" style:family="table-row">
      <style:table-row-properties style:row-height="2.6327in" fo:break-before="auto" style:use-optimal-row-height="true"/>
    </style:style>
    <style:style style:name="ro7" style:family="table-row">
      <style:table-row-properties style:row-height="2.4457in" fo:break-before="auto" style:use-optimal-row-height="true"/>
    </style:style>
    <style:style style:name="ro8" style:family="table-row">
      <style:table-row-properties style:row-height="2.8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1d41a"/>
    </style:style>
    <style:style style:name="T1" style:family="text">
      <style:text-properties style:font-style-complex="normal" style:font-style-asian="normal" style:font-name="JetBrains Mono" fo:color="#bcbec4" style:font-name-complex="JetBrains Mono" fo:font-size="10pt" fo:font-weight="normal" fo:font-style="normal" style:font-name-asian="JetBrains Mono" style:font-size-asian="10pt" style:font-size-complex="10pt" style:font-weight-asian="normal" style:font-weight-complex="normal"/>
    </style:style>
    <style:style style:name="T2" style:family="text">
      <style:text-properties style:font-style-complex="normal" style:font-style-asian="normal" style:font-name="JetBrains Mono" style:font-name-complex="JetBrains Mono" fo:font-size="10pt" fo:font-weight="normal" fo:font-style="normal" style:font-name-asian="JetBrains Mono" style:font-size-asian="10pt" style:font-size-complex="10pt" style:font-weight-asian="normal" style:font-weight-complex="normal" fo:color="#2aacb8"/>
    </style:style>
    <style:style style:name="T3" style:family="text">
      <style:text-properties style:font-style-complex="normal" style:font-style-asian="normal" style:font-name="JetBrains Mono" style:font-name-complex="JetBrains Mono" fo:font-size="10pt" fo:font-weight="normal" fo:font-style="normal" style:font-name-asian="JetBrains Mono" style:font-size-asian="10pt" style:font-size-complex="10pt" style:font-weight-asian="normal" style:font-weight-complex="normal" fo:color="#bcbec4"/>
    </style:style>
    <style:style style:name="T4" style:family="text">
      <style:text-properties style:font-style-complex="normal" style:font-style-asian="normal" style:font-name="JetBrains Mono" style:font-name-complex="JetBrains Mono" fo:font-size="10pt" fo:font-weight="normal" fo:font-style="normal" style:font-name-asian="JetBrains Mono" style:font-size-asian="10pt" style:font-size-complex="10pt" style:font-weight-asian="normal" style:font-weight-complex="normal" fo:color="#7a7e85"/>
    </style:style>
    <style:style style:name="T5" style:family="text">
      <style:text-properties style:font-size-complex="10pt" style:font-style-complex="normal" style:font-weight-complex="normal" style:font-weight-asian="normal" style:font-size-asian="10pt" style:font-name-asian="JetBrains Mono" fo:font-style="normal" fo:font-weight="normal" fo:font-size="10pt" style:font-name-complex="JetBrains Mono" fo:color="#bcbec4" style:font-name="JetBrains Mono" style:font-style-asian="normal"/>
    </style:style>
    <style:style style:name="T6" style:family="text">
      <style:text-properties style:font-size-complex="10pt" style:font-style-complex="normal" style:font-weight-complex="normal" style:font-weight-asian="normal" style:font-size-asian="10pt" style:font-name-asian="JetBrains Mono" fo:font-style="normal" fo:font-weight="normal" fo:font-size="10pt" style:font-name-complex="JetBrains Mono" style:font-name="JetBrains Mono" style:font-style-asian="normal" fo:color="#cf8e6d"/>
    </style:style>
    <style:style style:name="T7" style:family="text">
      <style:text-properties style:font-size-complex="10pt" style:font-style-complex="normal" style:font-weight-complex="normal" style:font-weight-asian="normal" style:font-size-asian="10pt" style:font-name-asian="JetBrains Mono" fo:font-style="normal" fo:font-weight="normal" fo:font-size="10pt" style:font-name-complex="JetBrains Mono" style:font-name="JetBrains Mono" style:font-style-asian="normal" fo:color="#7a7e85"/>
    </style:style>
    <style:style style:name="T8" style:family="text">
      <style:text-properties style:font-size-complex="10pt" style:font-style-complex="normal" style:font-weight-complex="normal" style:font-weight-asian="normal" style:font-size-asian="10pt" style:font-name-asian="JetBrains Mono" fo:font-style="normal" fo:font-weight="normal" fo:font-size="10pt" style:font-name-complex="JetBrains Mono" style:font-name="JetBrains Mono" style:font-style-asian="normal" fo:color="#bcbec4"/>
    </style:style>
    <style:style style:name="T9" style:family="text">
      <style:text-properties style:font-size-complex="10pt" style:font-style-complex="normal" style:font-weight-complex="normal" style:font-weight-asian="normal" style:font-size-asian="10pt" style:font-name-asian="JetBrains Mono" fo:font-style="normal" fo:font-weight="normal" fo:font-size="10pt" style:font-name-complex="JetBrains Mono" style:font-name="JetBrains Mono" style:font-style-asian="normal" fo:color="#2aacb8"/>
    </style:style>
    <style:style style:name="T10" style:family="text">
      <style:text-properties style:font-style-complex="normal" style:font-name="JetBrains Mono" style:font-weight-complex="normal" style:font-weight-asian="normal" style:font-size-asian="10pt" style:font-name-asian="JetBrains Mono" fo:font-style="normal" fo:font-size="10pt" style:font-size-complex="10pt" style:font-style-asian="normal" fo:color="#bcbec4" style:font-name-complex="JetBrains Mono" fo:font-weight="normal"/>
    </style:style>
    <style:style style:name="T11" style:family="text">
      <style:text-properties style:font-style-complex="normal" style:font-name="JetBrains Mono" style:font-weight-complex="normal" style:font-weight-asian="normal" style:font-size-asian="10pt" style:font-name-asian="JetBrains Mono" fo:font-style="normal" fo:font-size="10pt" style:font-size-complex="10pt" style:font-style-asian="normal" style:font-name-complex="JetBrains Mono" fo:font-weight="normal" fo:color="#2aacb8"/>
    </style:style>
    <style:style style:name="T12" style:family="text">
      <style:text-properties style:font-style-complex="normal" style:font-name="JetBrains Mono" style:font-weight-complex="normal" style:font-weight-asian="normal" style:font-size-asian="10pt" style:font-name-asian="JetBrains Mono" fo:font-style="normal" fo:font-size="10pt" style:font-size-complex="10pt" style:font-style-asian="normal" style:font-name-complex="JetBrains Mono" fo:font-weight="normal" fo:color="#bcbec4"/>
    </style:style>
    <style:style style:name="T13" style:family="text">
      <style:text-properties style:font-style-complex="normal" style:font-name="JetBrains Mono" style:font-weight-complex="normal" style:font-weight-asian="normal" style:font-size-asian="10pt" style:font-name-asian="JetBrains Mono" fo:font-style="normal" fo:font-size="10pt" style:font-size-complex="10pt" style:font-style-asian="normal" style:font-name-complex="JetBrains Mono" fo:font-weight="normal" fo:color="#cf8e6d"/>
    </style:style>
    <style:style style:name="T14" style:family="text">
      <style:text-properties style:font-style-complex="normal" style:font-name="JetBrains Mono" style:font-weight-complex="normal" style:font-weight-asian="normal" style:font-size-asian="10pt" style:font-name-asian="JetBrains Mono" fo:font-style="normal" fo:font-size="10pt" style:font-size-complex="10pt" style:font-style-asian="normal" style:font-name-complex="JetBrains Mono" fo:font-weight="normal" fo:color="#7a7e85"/>
    </style:style>
    <style:style style:name="T15" style:family="text">
      <style:text-properties style:font-weight-complex="normal" fo:color="#bcbec4" style:font-style-complex="normal" style:font-weight-asian="normal" style:font-size-complex="10pt" style:font-name-asian="JetBrains Mono" fo:font-style="normal" fo:font-weight="normal" fo:font-size="10pt" style:font-name-complex="JetBrains Mono" style:font-name="JetBrains Mono" style:font-style-asian="normal" style:font-size-asian="10pt"/>
    </style:style>
    <style:style style:name="T16" style:family="text">
      <style:text-properties style:font-weight-complex="normal" style:font-style-complex="normal" style:font-weight-asian="normal" style:font-size-complex="10pt" style:font-name-asian="JetBrains Mono" fo:font-style="normal" fo:font-weight="normal" fo:font-size="10pt" style:font-name-complex="JetBrains Mono" style:font-name="JetBrains Mono" style:font-style-asian="normal" style:font-size-asian="10pt" fo:color="#cf8e6d"/>
    </style:style>
    <style:style style:name="T17" style:family="text">
      <style:text-properties style:font-weight-complex="normal" style:font-style-complex="normal" style:font-weight-asian="normal" style:font-size-complex="10pt" style:font-name-asian="JetBrains Mono" fo:font-style="normal" fo:font-weight="normal" fo:font-size="10pt" style:font-name-complex="JetBrains Mono" style:font-name="JetBrains Mono" style:font-style-asian="normal" style:font-size-asian="10pt" fo:color="#7a7e85"/>
    </style:style>
    <style:style style:name="T18" style:family="text">
      <style:text-properties style:font-weight-complex="normal" style:font-style-complex="normal" style:font-weight-asian="normal" style:font-size-complex="10pt" style:font-name-asian="JetBrains Mono" fo:font-style="normal" fo:font-weight="normal" fo:font-size="10pt" style:font-name-complex="JetBrains Mono" style:font-name="JetBrains Mono" style:font-style-asian="normal" style:font-size-asian="10pt" fo:color="#bcbec4"/>
    </style:style>
    <style:style style:name="T19" style:family="text">
      <style:text-properties style:font-weight-complex="normal" style:font-style-complex="normal" style:font-weight-asian="normal" style:font-size-complex="10pt" style:font-name-asian="JetBrains Mono" fo:font-style="normal" fo:font-weight="normal" fo:font-size="10pt" style:font-name-complex="JetBrains Mono" style:font-name="JetBrains Mono" style:font-style-asian="normal" style:font-size-asian="10pt" fo:color="#2aacb8"/>
    </style:style>
    <style:style style:name="T20" style:family="text">
      <style:text-properties style:font-size-asian="10pt" style:font-weight-complex="normal" style:font-style-asian="normal" style:font-name="JetBrains Mono" style:font-style-complex="normal" fo:font-size="10pt" fo:font-style="normal" style:font-name-complex="JetBrains Mono" fo:color="#bcbec4" fo:font-weight="normal" style:font-weight-asian="normal" style:font-size-complex="10pt" style:font-name-asian="JetBrains Mono"/>
    </style:style>
    <style:style style:name="T21" style:family="text">
      <style:text-properties style:font-size-asian="10pt" style:font-weight-complex="normal" style:font-style-asian="normal" style:font-name="JetBrains Mono" style:font-style-complex="normal" fo:font-size="10pt" fo:font-style="normal" style:font-name-complex="JetBrains Mono" fo:font-weight="normal" style:font-weight-asian="normal" style:font-size-complex="10pt" style:font-name-asian="JetBrains Mono" fo:color="#2aacb8"/>
    </style:style>
    <style:style style:name="T22" style:family="text">
      <style:text-properties style:font-size-asian="10pt" style:font-weight-complex="normal" style:font-style-asian="normal" style:font-name="JetBrains Mono" style:font-style-complex="normal" fo:font-size="10pt" fo:font-style="normal" style:font-name-complex="JetBrains Mono" fo:font-weight="normal" style:font-weight-asian="normal" style:font-size-complex="10pt" style:font-name-asian="JetBrains Mono" fo:color="#bcbec4"/>
    </style:style>
    <style:style style:name="T23" style:family="text">
      <style:text-properties style:font-size-asian="10pt" style:font-weight-complex="normal" style:font-style-asian="normal" style:font-name="JetBrains Mono" style:font-style-complex="normal" fo:font-size="10pt" fo:font-style="normal" style:font-name-complex="JetBrains Mono" fo:font-weight="normal" style:font-weight-asian="normal" style:font-size-complex="10pt" style:font-name-asian="JetBrains Mono" fo:color="#7a7e85"/>
    </style:style>
    <style:style style:name="T24" style:family="text">
      <style:text-properties style:font-size-asian="10pt" style:font-weight-complex="normal" style:font-name-asian="JetBrains Mono" style:font-style-asian="normal" style:font-name="JetBrains Mono" style:font-name-complex="JetBrains Mono" style:font-style-complex="normal" fo:color="#bcbec4" fo:font-size="10pt" style:font-weight-asian="normal" style:font-size-complex="10pt" fo:font-style="normal" fo:font-weight="normal"/>
    </style:style>
    <style:style style:name="T25" style:family="text">
      <style:text-properties style:font-size-asian="10pt" style:font-weight-complex="normal" style:font-name-asian="JetBrains Mono" style:font-style-asian="normal" style:font-name="JetBrains Mono" style:font-name-complex="JetBrains Mono" style:font-style-complex="normal" fo:font-size="10pt" style:font-weight-asian="normal" style:font-size-complex="10pt" fo:font-style="normal" fo:font-weight="normal" fo:color="#cf8e6d"/>
    </style:style>
    <style:style style:name="T26" style:family="text">
      <style:text-properties style:font-size-asian="10pt" style:font-weight-complex="normal" style:font-name-asian="JetBrains Mono" style:font-style-asian="normal" style:font-name="JetBrains Mono" style:font-name-complex="JetBrains Mono" style:font-style-complex="normal" fo:font-size="10pt" style:font-weight-asian="normal" style:font-size-complex="10pt" fo:font-style="normal" fo:font-weight="normal" fo:color="#7a7e85"/>
    </style:style>
    <style:style style:name="T27" style:family="text">
      <style:text-properties style:font-size-asian="10pt" style:font-weight-complex="normal" style:font-name-asian="JetBrains Mono" style:font-style-asian="normal" style:font-name="JetBrains Mono" style:font-name-complex="JetBrains Mono" style:font-style-complex="normal" fo:font-size="10pt" style:font-weight-asian="normal" style:font-size-complex="10pt" fo:font-style="normal" fo:font-weight="normal" fo:color="#bcbec4"/>
    </style:style>
    <style:style style:name="T28" style:family="text">
      <style:text-properties style:font-size-asian="10pt" style:font-weight-complex="normal" style:font-name-asian="JetBrains Mono" style:font-style-asian="normal" style:font-name="JetBrains Mono" style:font-name-complex="JetBrains Mono" style:font-style-complex="normal" fo:font-size="10pt" style:font-weight-asian="normal" style:font-size-complex="10pt" fo:font-style="normal" fo:font-weight="normal" fo:color="#2aacb8"/>
    </style:style>
    <style:style style:name="T29" style:family="text">
      <style:text-properties style:font-size-complex="10pt" style:font-weight-complex="normal" style:font-name-asian="JetBrains Mono" style:font-style-asian="normal" fo:color="#bcbec4" style:font-name-complex="JetBrains Mono" fo:font-size="10pt" style:font-name="JetBrains Mono" style:font-style-complex="normal" style:font-weight-asian="normal" style:font-size-asian="10pt" fo:font-style="normal" fo:font-weight="normal"/>
    </style:style>
    <style:style style:name="T30" style:family="text">
      <style:text-properties style:font-size-complex="10pt" style:font-weight-complex="normal" style:font-name-asian="JetBrains Mono" style:font-style-asian="normal" style:font-name-complex="JetBrains Mono" fo:font-size="10pt" style:font-name="JetBrains Mono" style:font-style-complex="normal" style:font-weight-asian="normal" style:font-size-asian="10pt" fo:font-style="normal" fo:font-weight="normal" fo:color="#cf8e6d"/>
    </style:style>
    <style:style style:name="T31" style:family="text">
      <style:text-properties style:font-size-complex="10pt" style:font-weight-complex="normal" style:font-name-asian="JetBrains Mono" style:font-style-asian="normal" style:font-name-complex="JetBrains Mono" fo:font-size="10pt" style:font-name="JetBrains Mono" style:font-style-complex="normal" style:font-weight-asian="normal" style:font-size-asian="10pt" fo:font-style="normal" fo:font-weight="normal" fo:color="#7a7e85"/>
    </style:style>
    <style:style style:name="T32" style:family="text">
      <style:text-properties style:font-size-complex="10pt" style:font-weight-complex="normal" style:font-name-asian="JetBrains Mono" style:font-style-asian="normal" style:font-name-complex="JetBrains Mono" fo:font-size="10pt" style:font-name="JetBrains Mono" style:font-style-complex="normal" style:font-weight-asian="normal" style:font-size-asian="10pt" fo:font-style="normal" fo:font-weight="normal" fo:color="#bcbec4"/>
    </style:style>
    <style:style style:name="T33" style:family="text">
      <style:text-properties style:font-size-complex="10pt" style:font-weight-complex="normal" style:font-name-asian="JetBrains Mono" style:font-style-asian="normal" style:font-name-complex="JetBrains Mono" fo:font-size="10pt" style:font-name="JetBrains Mono" style:font-style-complex="normal" style:font-weight-asian="normal" style:font-size-asian="10pt" fo:font-style="normal" fo:font-weight="normal" fo:color="#2aacb8"/>
    </style:style>
    <style:style style:name="T34" style:family="text">
      <style:text-properties style:font-size-complex="10pt" style:font-weight-complex="normal" style:font-name-asian="JetBrains Mono" style:font-style-asian="normal" style:font-name-complex="JetBrains Mono" fo:font-size="10pt" style:font-name="JetBrains Mono" style:font-style-complex="normal" style:font-weight-asian="normal" style:font-size-asian="10pt" fo:font-style="normal" fo:font-weight="normal" fo:color="#6f737a"/>
    </style:style>
    <style:style style:name="T35" style:family="text">
      <style:text-properties style:font-weight-complex="normal" style:font-size-complex="10pt" fo:font-style="normal" style:font-size-asian="10pt" style:font-weight-asian="normal" style:font-style-complex="normal" fo:color="#bcbec4" fo:font-weight="normal" fo:font-size="10pt" style:font-name-complex="JetBrains Mono" style:font-name="JetBrains Mono" style:font-style-asian="normal" style:font-name-asian="JetBrains Mono"/>
    </style:style>
    <style:style style:name="T36" style:family="text">
      <style:text-properties style:font-weight-complex="normal" style:font-size-complex="10pt" fo:font-style="normal" style:font-size-asian="10pt" style:font-weight-asian="normal" style:font-style-complex="normal" fo:font-weight="normal" fo:font-size="10pt" style:font-name-complex="JetBrains Mono" style:font-name="JetBrains Mono" style:font-style-asian="normal" style:font-name-asian="JetBrains Mono" fo:color="#2aacb8"/>
    </style:style>
    <style:style style:name="T37" style:family="text">
      <style:text-properties style:font-weight-complex="normal" style:font-size-complex="10pt" fo:font-style="normal" style:font-size-asian="10pt" style:font-weight-asian="normal" style:font-style-complex="normal" fo:font-weight="normal" fo:font-size="10pt" style:font-name-complex="JetBrains Mono" style:font-name="JetBrains Mono" style:font-style-asian="normal" style:font-name-asian="JetBrains Mono" fo:color="#bcbec4"/>
    </style:style>
    <style:style style:name="T38" style:family="text">
      <style:text-properties style:font-weight-complex="normal" style:font-size-complex="10pt" fo:font-style="normal" style:font-size-asian="10pt" style:font-weight-asian="normal" style:font-style-complex="normal" fo:font-weight="normal" fo:font-size="10pt" style:font-name-complex="JetBrains Mono" style:font-name="JetBrains Mono" style:font-style-asian="normal" style:font-name-asian="JetBrains Mono" fo:color="#6f737a"/>
    </style:style>
    <style:style style:name="T39" style:family="text">
      <style:text-properties style:font-weight-complex="normal" style:font-size-complex="10pt" fo:font-style="normal" style:font-size-asian="10pt" style:font-weight-asian="normal" style:font-style-complex="normal" fo:font-weight="normal" fo:font-size="10pt" style:font-name-complex="JetBrains Mono" style:font-name="JetBrains Mono" style:font-style-asian="normal" style:font-name-asian="JetBrains Mono" fo:color="#7a7e85"/>
    </style:style>
    <style:style style:name="T40" style:family="text">
      <style:text-properties style:font-weight-complex="normal" style:font-size-asian="10pt" fo:font-weight="normal" fo:font-style="normal" style:font-size-complex="10pt" style:font-weight-asian="normal" style:font-style-complex="normal" fo:font-size="10pt" style:font-name-complex="JetBrains Mono" style:font-name="JetBrains Mono" style:font-style-asian="normal" style:font-name-asian="JetBrains Mono" fo:color="#bcbec4"/>
    </style:style>
    <style:style style:name="T41" style:family="text">
      <style:text-properties style:font-weight-complex="normal" style:font-size-asian="10pt" fo:font-weight="normal" fo:font-style="normal" style:font-size-complex="10pt" style:font-weight-asian="normal" style:font-style-complex="normal" fo:font-size="10pt" style:font-name-complex="JetBrains Mono" style:font-name="JetBrains Mono" style:font-style-asian="normal" style:font-name-asian="JetBrains Mono" fo:color="#2aacb8"/>
    </style:style>
    <style:style style:name="T42" style:family="text">
      <style:text-properties style:font-weight-complex="normal" style:font-size-asian="10pt" fo:font-weight="normal" fo:font-style="normal" style:font-size-complex="10pt" style:font-weight-asian="normal" style:font-style-complex="normal" fo:font-size="10pt" style:font-name-complex="JetBrains Mono" style:font-name="JetBrains Mono" style:font-style-asian="normal" style:font-name-asian="JetBrains Mono" fo:color="#cf8e6d"/>
    </style:style>
    <style:style style:name="T43" style:family="text">
      <style:text-properties style:font-weight-complex="normal" style:font-size-asian="10pt" fo:font-weight="normal" fo:font-style="normal" style:font-size-complex="10pt" style:font-weight-asian="normal" style:font-style-complex="normal" fo:font-size="10pt" style:font-name-complex="JetBrains Mono" style:font-name="JetBrains Mono" style:font-style-asian="normal" style:font-name-asian="JetBrains Mono" fo:color="#7a7e85"/>
    </style:style>
    <style:style style:name="T44" style:family="text">
      <style:text-properties style:font-weight-complex="normal" style:font-size-asian="10pt" fo:font-weight="normal" fo:font-style="normal" style:font-size-complex="10pt" style:font-weight-asian="normal" style:font-style-complex="normal" fo:font-size="10pt" style:font-name-complex="JetBrains Mono" style:font-name="JetBrains Mono" style:font-style-asian="normal" style:font-name-asian="JetBrains Mono" fo:color="#6f737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<text:span text:style-name="T1">kernel_rad_perc_overal = </text:span><text:span text:style-name="T2">0.3</text:span><text:line-break/><text:span text:style-name="T3">kernel_rad_perc = </text:span><text:span text:style-name="T2">0.12</text:span><text:line-break/><text:span text:style-name="T3">max_fixation_count_overal = </text:span><text:span text:style-name="T2">1</text:span><text:line-break/><text:span text:style-name="T3">max_fixation_count = </text:span><text:span text:style-name="T2">6            </text:span><text:span text:style-name="T4"># Maximum number of peak centers</text:span><text:line-break/><text:span text:style-name="T3">min_response_frac = </text:span><text:span text:style-name="T2">1.5</text:span><text:line-break/><text:span text:style-name="T3">overlap_penalty = </text:span><text:span text:style-name="T2">0.6             </text:span><text:span text:style-name="T4"># Suppress if &gt;60% overlap</text:span><text:line-break/><text:span text:style-name="T3">kernel_depth = </text:span><text:span text:style-name="T2">3</text:span><text:line-break/><text:span text:style-name="T3">amplify_strength = </text:span><text:span text:style-name="T2">1.0</text:span>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itness: <text:s/>-0.5985237224039551 ± 0.9135140001102426</text:p>
          </table:table-cell>
          <table:table-cell table:number-columns-repeated="8"/>
        </table:table-row>
        <table:table-row table:style-name="ro3">
          <table:table-cell table:style-name="ce1" office:value-type="string" calcext:value-type="string">
            <text:p><text:span text:style-name="T5">kernel_radius = </text:span><text:span text:style-name="T6">None                </text:span><text:span text:style-name="T7"># For fixation candidate detection</text:span><text:line-break/><text:span text:style-name="T8">kernel_rad_perc_overal = </text:span><text:span text:style-name="T9">0.3</text:span><text:line-break/><text:span text:style-name="T8">kernel_rad_perc = </text:span><text:span text:style-name="T9">0.12</text:span><text:line-break/><text:span text:style-name="T8">max_fixation_count_overal = </text:span><text:span text:style-name="T9">1</text:span><text:line-break/><text:span text:style-name="T8">max_fixation_count = </text:span><text:span text:style-name="T9">5            </text:span><text:span text:style-name="T7"># Maximum number of peak centers</text:span><text:line-break/><text:span text:style-name="T8">min_response_frac = </text:span><text:span text:style-name="T9">1.5</text:span><text:line-break/><text:span text:style-name="T8">overlap_penalty = </text:span><text:span text:style-name="T9">0.6             </text:span><text:span text:style-name="T7"># Suppress if &gt;60% overlap</text:span><text:line-break/><text:span text:style-name="T8">kernel_depth = </text:span><text:span text:style-name="T9">3</text:span><text:line-break/><text:span text:style-name="T8">amplify_strength = </text:span><text:span text:style-name="T9">0.8</text:span>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itness: <text:s/>-0.5980102423442428 ± 0.9164737335980055</text:p>
          </table:table-cell>
          <table:table-cell table:number-columns-repeated="8"/>
        </table:table-row>
        <table:table-row table:style-name="ro4">
          <table:table-cell table:style-name="ce1" office:value-type="string" calcext:value-type="string">
            <text:p><text:span text:style-name="T10">thresholding_percentile = </text:span><text:span text:style-name="T11">0</text:span><text:line-break/><text:span text:style-name="T12">kernel_radius = </text:span><text:span text:style-name="T13">None                </text:span><text:span text:style-name="T14"># For fixation candidate detection</text:span><text:line-break/><text:span text:style-name="T12">kernel_rad_perc_overal = </text:span><text:span text:style-name="T11">0.4</text:span><text:line-break/><text:span text:style-name="T12">kernel_rad_perc = </text:span><text:span text:style-name="T11">0.12</text:span><text:line-break/><text:span text:style-name="T12">max_fixation_count_overal = </text:span><text:span text:style-name="T11">1</text:span><text:line-break/><text:span text:style-name="T12">max_fixation_count = </text:span><text:span text:style-name="T11">5            </text:span><text:span text:style-name="T14"># Maximum number of peak centers</text:span><text:line-break/><text:span text:style-name="T12">min_response_frac = </text:span><text:span text:style-name="T11">1.5</text:span><text:line-break/><text:span text:style-name="T12">overlap_penalty = </text:span><text:span text:style-name="T11">0.6             </text:span><text:span text:style-name="T14"># Suppress if &gt;60% overlap</text:span><text:line-break/><text:span text:style-name="T12">kernel_depth = </text:span><text:span text:style-name="T11">3                  </text:span><text:span text:style-name="T14"># Kernel shape</text:span><text:line-break/><text:span text:style-name="T12">amplify_strength = </text:span><text:span text:style-name="T11">0.8            </text:span><text:span text:style-name="T14"># For peak boosting</text:span><text:line-break/><text:span text:style-name="T12">global_blur_sigma = </text:span><text:span text:style-name="T11">9             </text:span><text:span text:style-name="T14"># Final Gaussian smoothing</text:span>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 text:c="2"/>fitness: <text:s/>-0.529877173079778 ± 0.9036164227821417</text:p>
          </table:table-cell>
          <table:table-cell table:number-columns-repeated="8"/>
        </table:table-row>
        <table:table-row table:style-name="ro3">
          <table:table-cell table:style-name="ce1" office:value-type="string" calcext:value-type="string">
            <text:p><text:span text:style-name="T5">kernel_radius = </text:span><text:span text:style-name="T6">None                </text:span><text:span text:style-name="T7"># For fixation candidate detection</text:span><text:line-break/><text:span text:style-name="T8">kernel_rad_perc_overal = </text:span><text:span text:style-name="T9">0.4</text:span><text:line-break/><text:span text:style-name="T8">kernel_rad_perc = </text:span><text:span text:style-name="T9">0.12</text:span><text:line-break/><text:span text:style-name="T8">max_fixation_count_overal = </text:span><text:span text:style-name="T9">1</text:span><text:line-break/><text:span text:style-name="T8">max_fixation_count = </text:span><text:span text:style-name="T9">5            </text:span><text:span text:style-name="T7"># Maximum number of peak centers</text:span><text:line-break/><text:span text:style-name="T8">min_response_frac = </text:span><text:span text:style-name="T9">1.5</text:span><text:line-break/><text:span text:style-name="T8">overlap_penalty = </text:span><text:span text:style-name="T9">0.6             </text:span><text:span text:style-name="T7"># Suppress if &gt;60% overlap</text:span><text:line-break/><text:span text:style-name="T8">kernel_depth = </text:span><text:span text:style-name="T9">2                  </text:span><text:span text:style-name="T7"># Kernel shape</text:span><text:line-break/><text:span text:style-name="T8">amplify_strength = </text:span><text:span text:style-name="T9">0.8            </text:span><text:span text:style-name="T7"># For peak boosting</text:span>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2">
          <table:table-cell office:value-type="string" calcext:value-type="string">
            <text:p><text:s text:c="2"/>fitness: <text:s/>-0.35601861651854017 ± 0.8740705962663418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3">
          <table:table-cell table:style-name="ce1" office:value-type="string" calcext:value-type="string">
            <text:p><text:span text:style-name="T5">kernel_radius = </text:span><text:span text:style-name="T6">None                </text:span><text:span text:style-name="T7"># For fixation candidate detection</text:span><text:line-break/><text:span text:style-name="T8">kernel_rad_perc_overal = </text:span><text:span text:style-name="T9">0.4</text:span><text:line-break/><text:span text:style-name="T8">kernel_rad_perc = </text:span><text:span text:style-name="T9">0.12</text:span><text:line-break/><text:span text:style-name="T8">max_fixation_count_overal = </text:span><text:span text:style-name="T9">1</text:span><text:line-break/><text:span text:style-name="T8">max_fixation_count = </text:span><text:span text:style-name="T9">5            </text:span><text:span text:style-name="T7"># Maximum number of peak centers</text:span><text:line-break/><text:span text:style-name="T8">min_response_frac = </text:span><text:span text:style-name="T9">1.5</text:span><text:line-break/><text:span text:style-name="T8">overlap_penalty = </text:span><text:span text:style-name="T9">0.6             </text:span><text:span text:style-name="T7"># Suppress if &gt;60% overlap</text:span><text:line-break/><text:span text:style-name="T8">kernel_depth = </text:span><text:span text:style-name="T9">1.5                  </text:span><text:span text:style-name="T7"># Kernel shape</text:span><text:line-break/><text:span text:style-name="T8">amplify_strength = </text:span><text:span text:style-name="T9">0.8            </text:span><text:span text:style-name="T7"># For peak boosting</text:span>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2">
          <table:table-cell office:value-type="string" calcext:value-type="string">
            <text:p><text:s text:c="2"/>fitness: <text:s/>-0.3470903748697771 ± 0.8519086023588468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4">
          <table:table-cell table:style-name="ce1" office:value-type="string" calcext:value-type="string">
            <text:p><text:span text:style-name="T15">kernel_radius = </text:span><text:span text:style-name="T16">None                </text:span><text:span text:style-name="T17"># For fixation candidate detection</text:span><text:line-break/><text:span text:style-name="T18">kernel_rad_perc_overal = </text:span><text:span text:style-name="T19">0.4</text:span><text:line-break/><text:span text:style-name="T18">kernel_rad_perc_mid = </text:span><text:span text:style-name="T19">0.25</text:span><text:line-break/><text:span text:style-name="T18">kernel_rad_perc = </text:span><text:span text:style-name="T19">0.12</text:span><text:line-break/><text:span text:style-name="T18">max_fixation_count_overal = </text:span><text:span text:style-name="T19">1</text:span><text:line-break/><text:span text:style-name="T18">max_fixation_count_mid = </text:span><text:span text:style-name="T19">0</text:span><text:line-break/><text:span text:style-name="T18">max_fixation_count = </text:span><text:span text:style-name="T19">5            </text:span><text:span text:style-name="T17"># Maximum number of peak centers</text:span><text:line-break/><text:span text:style-name="T18">min_response_frac = </text:span><text:span text:style-name="T19">1.5</text:span><text:line-break/><text:span text:style-name="T18">overlap_penalty = </text:span><text:span text:style-name="T19">0.6             </text:span><text:span text:style-name="T17"># Suppress if &gt;60% overlap</text:span><text:line-break/><text:span text:style-name="T18">kernel_depth = </text:span><text:span text:style-name="T19">1.5                  </text:span><text:span text:style-name="T17"># Kernel shape</text:span><text:line-break/><text:span text:style-name="T18">amplify_strength = </text:span><text:span text:style-name="T19">0.8  </text:span></text:p>
          </table:table-cell>
          <table:table-cell table:number-columns-repeated="4"/>
          <table:table-cell table:style-name="ce2"/>
          <table:table-cell office:value-type="string" calcext:value-type="string">
            <text:p>new fixation_fun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 text:c="2"/>fitness: <text:s/>-0.3202978607742424 ± 0.8896777056583232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4">
          <table:table-cell table:style-name="ce1" office:value-type="string" calcext:value-type="string">
            <text:p><text:span text:style-name="T15">kernel_radius = </text:span><text:span text:style-name="T16">None                </text:span><text:span text:style-name="T17"># For fixation candidate detection</text:span><text:line-break/><text:span text:style-name="T18">kernel_rad_perc_overal = </text:span><text:span text:style-name="T19">0.4</text:span><text:line-break/><text:span text:style-name="T18">kernel_rad_perc_mid = </text:span><text:span text:style-name="T19">0.25</text:span><text:line-break/><text:span text:style-name="T18">kernel_rad_perc = </text:span><text:span text:style-name="T19">0.12</text:span><text:line-break/><text:span text:style-name="T18">max_fixation_count_overal = </text:span><text:span text:style-name="T19">1</text:span><text:line-break/><text:span text:style-name="T18">max_fixation_count_mid = </text:span><text:span text:style-name="T19">0</text:span><text:line-break/><text:span text:style-name="T18">max_fixation_count = </text:span><text:span text:style-name="T19">5            </text:span><text:span text:style-name="T17"># Maximum number of peak centers</text:span><text:line-break/><text:span text:style-name="T18">min_response_frac = </text:span><text:span text:style-name="T19">1.5</text:span><text:line-break/><text:span text:style-name="T18">overlap_penalty = </text:span><text:span text:style-name="T19">1.2             </text:span><text:span text:style-name="T17"># Suppress if &gt;60% overlap</text:span><text:line-break/><text:span text:style-name="T18">kernel_depth = </text:span><text:span text:style-name="T19">1.5                  </text:span><text:span text:style-name="T17"># Kernel shape</text:span><text:line-break/><text:span text:style-name="T18">amplify_strength = </text:span><text:span text:style-name="T19">0.8  </text:span>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 text:c="2"/>fitness: <text:s/>-0.3497759090230501 ± 0.8498595710886317</text:p>
          </table:table-cell>
          <table:table-cell table:number-columns-repeated="8"/>
        </table:table-row>
        <table:table-row table:style-name="ro4">
          <table:table-cell table:style-name="ce1" office:value-type="string" calcext:value-type="string">
            <text:p><text:span text:style-name="T15">kernel_radius = </text:span><text:span text:style-name="T16">None                </text:span><text:span text:style-name="T17"># For fixation candidate detection</text:span><text:line-break/><text:span text:style-name="T18">kernel_rad_perc_overal = </text:span><text:span text:style-name="T19">0.4</text:span><text:line-break/><text:span text:style-name="T18">kernel_rad_perc_mid = </text:span><text:span text:style-name="T19">0.25</text:span><text:line-break/><text:span text:style-name="T18">kernel_rad_perc = </text:span><text:span text:style-name="T19">0.12</text:span><text:line-break/><text:span text:style-name="T18">max_fixation_count_overal = </text:span><text:span text:style-name="T19">1</text:span><text:line-break/><text:span text:style-name="T18">max_fixation_count_mid = </text:span><text:span text:style-name="T19">0</text:span><text:line-break/><text:span text:style-name="T18">max_fixation_count = </text:span><text:span text:style-name="T19">5            </text:span><text:span text:style-name="T17"># Maximum number of peak centers</text:span><text:line-break/><text:span text:style-name="T18">min_response_frac = </text:span><text:span text:style-name="T19">1.5</text:span><text:line-break/><text:span text:style-name="T18">overlap_penalty = </text:span><text:span text:style-name="T19">1.0             </text:span><text:span text:style-name="T17"># Suppress if &gt;60% overlap</text:span><text:line-break/><text:span text:style-name="T18">kernel_depth = </text:span><text:span text:style-name="T19">1.5                  </text:span><text:span text:style-name="T17"># Kernel shape</text:span><text:line-break/><text:span text:style-name="T18">amplify_strength = </text:span><text:span text:style-name="T19">0.8            </text:span><text:span text:style-name="T17"># For peak boosting</text:span>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 text:c="2"/>fitness: <text:s/>-0.34882302982091007 ± 0.8509166003009108</text:p>
          </table:table-cell>
          <table:table-cell table:number-columns-repeated="8"/>
        </table:table-row>
        <table:table-row table:style-name="ro4">
          <table:table-cell table:style-name="ce1" office:value-type="string" calcext:value-type="string">
            <text:p><text:span text:style-name="T15">kernel_radius = </text:span><text:span text:style-name="T16">None                </text:span><text:span text:style-name="T17"># For fixation candidate detection</text:span><text:line-break/><text:span text:style-name="T18">kernel_rad_perc_overal = </text:span><text:span text:style-name="T19">0.4</text:span><text:line-break/><text:span text:style-name="T18">kernel_rad_perc_mid = </text:span><text:span text:style-name="T19">0.25</text:span><text:line-break/><text:span text:style-name="T18">kernel_rad_perc = </text:span><text:span text:style-name="T19">0.12</text:span><text:line-break/><text:span text:style-name="T18">max_fixation_count_overal = </text:span><text:span text:style-name="T19">1</text:span><text:line-break/><text:span text:style-name="T18">max_fixation_count_mid = </text:span><text:span text:style-name="T19">0</text:span><text:line-break/><text:span text:style-name="T18">max_fixation_count = </text:span><text:span text:style-name="T19">5            </text:span><text:span text:style-name="T17"># Maximum number of peak centers</text:span><text:line-break/><text:span text:style-name="T18">min_response_frac = </text:span><text:span text:style-name="T19">1.5</text:span><text:line-break/><text:span text:style-name="T18">overlap_penalty = </text:span><text:span text:style-name="T19">0.5             </text:span><text:span text:style-name="T17"># Suppress if &gt;60% overlap</text:span><text:line-break/><text:span text:style-name="T18">kernel_depth = </text:span><text:span text:style-name="T19">1.5                  </text:span><text:span text:style-name="T17"># Kernel shape</text:span><text:line-break/><text:span text:style-name="T18">amplify_strength = </text:span><text:span text:style-name="T19">0.8            </text:span><text:span text:style-name="T17"># For peak boosting</text:span>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 text:c="2"/>fitness: <text:s/>-0.3469775853010236 ± 0.8509239558824964</text:p>
          </table:table-cell>
          <table:table-cell table:number-columns-repeated="8"/>
        </table:table-row>
        <table:table-row table:style-name="ro4">
          <table:table-cell table:style-name="ce1" office:value-type="string" calcext:value-type="string">
            <text:p><text:span text:style-name="T15">kernel_radius = </text:span><text:span text:style-name="T16">None                </text:span><text:span text:style-name="T17"># For fixation candidate detection</text:span><text:line-break/><text:span text:style-name="T18">kernel_rad_perc_overal = </text:span><text:span text:style-name="T19">0.4</text:span><text:line-break/><text:span text:style-name="T18">kernel_rad_perc_mid = </text:span><text:span text:style-name="T19">0.25</text:span><text:line-break/><text:span text:style-name="T18">kernel_rad_perc = </text:span><text:span text:style-name="T19">0.12</text:span><text:line-break/><text:span text:style-name="T18">max_fixation_count_overal = </text:span><text:span text:style-name="T19">1</text:span><text:line-break/><text:span text:style-name="T18">max_fixation_count_mid = </text:span><text:span text:style-name="T19">0</text:span><text:line-break/><text:span text:style-name="T18">max_fixation_count = </text:span><text:span text:style-name="T19">5            </text:span><text:span text:style-name="T17"># Maximum number of peak centers</text:span><text:line-break/><text:span text:style-name="T18">min_response_frac = </text:span><text:span text:style-name="T19">1.5</text:span><text:line-break/><text:span text:style-name="T18">overlap_penalty = </text:span><text:span text:style-name="T19">0.8             </text:span><text:span text:style-name="T17"># Suppress proportionaly to overlap</text:span><text:line-break/><text:span text:style-name="T18">kernel_depth = </text:span><text:span text:style-name="T19">1.5                </text:span><text:span text:style-name="T17"># Kernel shape</text:span><text:line-break/><text:span text:style-name="T18">amplify_strength = </text:span><text:span text:style-name="T19">0.8            </text:span><text:span text:style-name="T17"># For peak boosting</text:span>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 text:c="2"/>fitness: <text:s/>-0.3521647687092275 ± 0.851826693909312</text:p>
          </table:table-cell>
          <table:table-cell table:number-columns-repeated="8"/>
        </table:table-row>
        <table:table-row table:style-name="ro4">
          <table:table-cell table:style-name="ce1" office:value-type="string" calcext:value-type="string">
            <text:p><text:span text:style-name="T15">kernel_radius = </text:span><text:span text:style-name="T16">None                </text:span><text:span text:style-name="T17"># For fixation candidate detection</text:span><text:line-break/><text:span text:style-name="T18">kernel_rad_perc_overal = </text:span><text:span text:style-name="T19">0.4</text:span><text:line-break/><text:span text:style-name="T18">kernel_rad_perc_mid = </text:span><text:span text:style-name="T19">0.25</text:span><text:line-break/><text:span text:style-name="T18">kernel_rad_perc = </text:span><text:span text:style-name="T19">0.12</text:span><text:line-break/><text:span text:style-name="T18">max_fixation_count_overal = </text:span><text:span text:style-name="T19">1</text:span><text:line-break/><text:span text:style-name="T18">max_fixation_count_mid = </text:span><text:span text:style-name="T19">2</text:span><text:line-break/><text:span text:style-name="T18">max_fixation_count = </text:span><text:span text:style-name="T19">5            </text:span><text:span text:style-name="T17"># Maximum number of peak centers</text:span><text:line-break/><text:span text:style-name="T18">min_response_frac = </text:span><text:span text:style-name="T19">1.5</text:span><text:line-break/><text:span text:style-name="T18">overlap_penalty = </text:span><text:span text:style-name="T19">0.8             </text:span><text:span text:style-name="T17"># Suppress proportionaly to overlap</text:span><text:line-break/><text:span text:style-name="T18">kernel_depth = </text:span><text:span text:style-name="T19">1.5                </text:span><text:span text:style-name="T17"># Kernel shape</text:span><text:line-break/><text:span text:style-name="T18">amplify_strength = </text:span><text:span text:style-name="T19">0.8            </text:span><text:span text:style-name="T17"># For peak boosting</text:span>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 text:c="2"/>fitness: <text:s/>-0.3599663423772229 ± 0.8929817394626829</text:p>
          </table:table-cell>
          <table:table-cell table:number-columns-repeated="8"/>
        </table:table-row>
        <table:table-row table:style-name="ro5">
          <table:table-cell table:style-name="ce1" office:value-type="string" calcext:value-type="string">
            <text:p><text:span text:style-name="T20">kernel_rad_perc_overal = </text:span><text:span text:style-name="T21">0.4</text:span><text:line-break/><text:span text:style-name="T22">kernel_rad_perc_mid = </text:span><text:span text:style-name="T21">0.25</text:span><text:line-break/><text:span text:style-name="T22">kernel_rad_perc = </text:span><text:span text:style-name="T21">0.12</text:span><text:line-break/><text:span text:style-name="T22">kernel_rad_perc_fine = </text:span><text:span text:style-name="T21">0.06</text:span><text:line-break/><text:span text:style-name="T22">max_fixation_count_overal = </text:span><text:span text:style-name="T21">1</text:span><text:line-break/><text:span text:style-name="T22">max_fixation_count_mid = </text:span><text:span text:style-name="T21">2</text:span><text:line-break/><text:span text:style-name="T22">max_fixation_count = </text:span><text:span text:style-name="T21">7            </text:span><text:span text:style-name="T23"># Maximum number of peak centers</text:span><text:line-break/><text:span text:style-name="T22">max_fixation_count_fine = </text:span><text:span text:style-name="T21">14</text:span><text:line-break/><text:span text:style-name="T22">min_response_frac = </text:span><text:span text:style-name="T21">1.5</text:span><text:line-break/><text:span text:style-name="T22">overlap_penalty = </text:span><text:span text:style-name="T21">0.8             </text:span><text:span text:style-name="T23"># Suppress proportionaly to overlap</text:span><text:line-break/><text:span text:style-name="T22">kernel_depth = </text:span><text:span text:style-name="T21">1.5                </text:span><text:span text:style-name="T23"># Kernel shape</text:span><text:line-break/><text:span text:style-name="T22">amplify_strength = </text:span><text:span text:style-name="T21">0.8            </text:span><text:span text:style-name="T23"># For peak boosting</text:span>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6">
          <table:table-cell table:style-name="ce1" office:value-type="string" calcext:value-type="string">
            <text:p><text:span text:style-name="T24">kernel_radius = </text:span><text:span text:style-name="T25">None                </text:span><text:span text:style-name="T26"># For fixation candidate detection</text:span><text:line-break/><text:span text:style-name="T27">kernel_rad_perc_overal = </text:span><text:span text:style-name="T28">0.4</text:span><text:line-break/><text:span text:style-name="T27">kernel_rad_perc_mid = </text:span><text:span text:style-name="T28">0.25</text:span><text:line-break/><text:span text:style-name="T27">kernel_rad_perc = </text:span><text:span text:style-name="T28">0.12</text:span><text:line-break/><text:span text:style-name="T27">kernel_rad_perc_fine = </text:span><text:span text:style-name="T28">0.06</text:span><text:line-break/><text:span text:style-name="T27">max_fixation_count_overal = </text:span><text:span text:style-name="T28">1</text:span><text:line-break/><text:span text:style-name="T27">max_fixation_count_mid = </text:span><text:span text:style-name="T28">2</text:span><text:line-break/><text:span text:style-name="T27">max_fixation_count = </text:span><text:span text:style-name="T28">7            </text:span><text:span text:style-name="T26"># Maximum number of peak centers</text:span><text:line-break/><text:span text:style-name="T27">max_fixation_count_fine = </text:span><text:span text:style-name="T28">14</text:span><text:line-break/><text:span text:style-name="T27">min_response_frac = </text:span><text:span text:style-name="T28">1.5</text:span><text:line-break/><text:span text:style-name="T27">overlap_penalty = </text:span><text:span text:style-name="T28">0.8             </text:span><text:span text:style-name="T26"># Suppress proportionaly to overlap</text:span><text:line-break/><text:span text:style-name="T27">kernel_depth = </text:span><text:span text:style-name="T28">1.5                </text:span><text:span text:style-name="T26"># Kernel shape</text:span><text:line-break/><text:span text:style-name="T27">amplify_strength = </text:span><text:span text:style-name="T28">0.8            </text:span><text:span text:style-name="T26"># For peak boosting</text:span><text:line-break/><text:span text:style-name="T27">sigma_perc = </text:span><text:span text:style-name="T28">0.03   </text:span>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 text:c="2"/>fitness: <text:s/>-0.5832675146711338 ± 1.0779101375988511</text:p>
          </table:table-cell>
          <table:table-cell table:number-columns-repeated="8"/>
        </table:table-row>
        <table:table-row table:style-name="ro6">
          <table:table-cell table:style-name="ce1" office:value-type="string" calcext:value-type="string">
            <text:p><text:span text:style-name="T24">kernel_radius = </text:span><text:span text:style-name="T25">None                </text:span><text:span text:style-name="T26"># For fixation candidate detection</text:span><text:line-break/><text:span text:style-name="T27">kernel_rad_perc_overal = </text:span><text:span text:style-name="T28">0.4</text:span><text:line-break/><text:span text:style-name="T27">kernel_rad_perc_mid = </text:span><text:span text:style-name="T28">0.25</text:span><text:line-break/><text:span text:style-name="T27">kernel_rad_perc = </text:span><text:span text:style-name="T28">0.12</text:span><text:line-break/><text:span text:style-name="T27">kernel_rad_perc_fine = </text:span><text:span text:style-name="T28">0.06</text:span><text:line-break/><text:span text:style-name="T27">max_fixation_count_overal = </text:span><text:span text:style-name="T28">1</text:span><text:line-break/><text:span text:style-name="T27">max_fixation_count_mid = </text:span><text:span text:style-name="T28">2</text:span><text:line-break/><text:span text:style-name="T27">max_fixation_count = </text:span><text:span text:style-name="T28">7            </text:span><text:span text:style-name="T26"># Maximum number of peak centers</text:span><text:line-break/><text:span text:style-name="T27">max_fixation_count_fine = </text:span><text:span text:style-name="T28">0</text:span><text:line-break/><text:span text:style-name="T27">min_response_frac = </text:span><text:span text:style-name="T28">1.5</text:span><text:line-break/><text:span text:style-name="T27">overlap_penalty = </text:span><text:span text:style-name="T28">0.8             </text:span><text:span text:style-name="T26"># Suppress proportionaly to overlap</text:span><text:line-break/><text:span text:style-name="T27">kernel_depth = </text:span><text:span text:style-name="T28">1.5                </text:span><text:span text:style-name="T26"># Kernel shape</text:span><text:line-break/><text:span text:style-name="T27">amplify_strength = </text:span><text:span text:style-name="T28">0.8            </text:span><text:span text:style-name="T26"># For peak boosting</text:span><text:line-break/><text:span text:style-name="T27">sigma_perc = </text:span><text:span text:style-name="T28">0.03    </text:span>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 text:c="2"/>fitness: <text:s/>-0.4341643606754225 ± 1.0198023629510387</text:p>
          </table:table-cell>
          <table:table-cell table:number-columns-repeated="8"/>
        </table:table-row>
        <table:table-row table:style-name="ro6">
          <table:table-cell table:style-name="ce1" office:value-type="string" calcext:value-type="string">
            <text:p><text:span text:style-name="T24">kernel_radius = </text:span><text:span text:style-name="T25">None                </text:span><text:span text:style-name="T26"># For fixation candidate detection</text:span><text:line-break/><text:span text:style-name="T27">kernel_rad_perc_overal = </text:span><text:span text:style-name="T28">0.4</text:span><text:line-break/><text:span text:style-name="T27">kernel_rad_perc_mid = </text:span><text:span text:style-name="T28">0.25</text:span><text:line-break/><text:span text:style-name="T27">kernel_rad_perc = </text:span><text:span text:style-name="T28">0.12</text:span><text:line-break/><text:span text:style-name="T27">kernel_rad_perc_fine = </text:span><text:span text:style-name="T28">0.06</text:span><text:line-break/><text:span text:style-name="T27">max_fixation_count_overal = </text:span><text:span text:style-name="T28">1</text:span><text:line-break/><text:span text:style-name="T27">max_fixation_count_mid = </text:span><text:span text:style-name="T28">2</text:span><text:line-break/><text:span text:style-name="T27">max_fixation_count = </text:span><text:span text:style-name="T28">5            </text:span><text:span text:style-name="T26"># Maximum number of peak centers</text:span><text:line-break/><text:span text:style-name="T27">max_fixation_count_fine = </text:span><text:span text:style-name="T28">0</text:span><text:line-break/><text:span text:style-name="T27">min_response_frac = </text:span><text:span text:style-name="T28">1.5</text:span><text:line-break/><text:span text:style-name="T27">overlap_penalty = </text:span><text:span text:style-name="T28">0.8             </text:span><text:span text:style-name="T26"># Suppress proportionaly to overlap</text:span><text:line-break/><text:span text:style-name="T27">kernel_depth = </text:span><text:span text:style-name="T28">1.5                </text:span><text:span text:style-name="T26"># Kernel shape</text:span><text:line-break/><text:span text:style-name="T27">amplify_strength = </text:span><text:span text:style-name="T28">0.8            </text:span><text:span text:style-name="T26"># For peak boosting</text:span><text:line-break/><text:span text:style-name="T27">sigma_perc = </text:span><text:span text:style-name="T28">0.03     </text:span>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 text:c="2"/>fitness: <text:s/>-0.46523776594489386 ± 1.046153246018447</text:p>
          </table:table-cell>
          <table:table-cell table:number-columns-repeated="8"/>
        </table:table-row>
        <table:table-row table:style-name="ro6">
          <table:table-cell table:style-name="ce1" office:value-type="string" calcext:value-type="string">
            <text:p><text:span text:style-name="T24">kernel_radius = </text:span><text:span text:style-name="T25">None                </text:span><text:span text:style-name="T26"># For fixation candidate detection</text:span><text:line-break/><text:span text:style-name="T27">kernel_rad_perc_overal = </text:span><text:span text:style-name="T28">0.4</text:span><text:line-break/><text:span text:style-name="T27">kernel_rad_perc_mid = </text:span><text:span text:style-name="T28">0.25</text:span><text:line-break/><text:span text:style-name="T27">kernel_rad_perc = </text:span><text:span text:style-name="T28">0.12</text:span><text:line-break/><text:span text:style-name="T27">kernel_rad_perc_fine = </text:span><text:span text:style-name="T28">0.00</text:span><text:line-break/><text:span text:style-name="T27">max_fixation_count_overal = </text:span><text:span text:style-name="T28">1</text:span><text:line-break/><text:span text:style-name="T27">max_fixation_count_mid = </text:span><text:span text:style-name="T28">2</text:span><text:line-break/><text:span text:style-name="T27">max_fixation_count = </text:span><text:span text:style-name="T28">5            </text:span><text:span text:style-name="T26"># Maximum number of peak centers</text:span><text:line-break/><text:span text:style-name="T27">max_fixation_count_fine = </text:span><text:span text:style-name="T28">0</text:span><text:line-break/><text:span text:style-name="T27">min_response_frac = </text:span><text:span text:style-name="T28">1.5</text:span><text:line-break/><text:span text:style-name="T27">overlap_penalty = </text:span><text:span text:style-name="T28">0.8             </text:span><text:span text:style-name="T26"># Suppress proportionaly to overlap</text:span><text:line-break/><text:span text:style-name="T27">kernel_depth = </text:span><text:span text:style-name="T28">1.5                </text:span><text:span text:style-name="T26"># Kernel shape</text:span><text:line-break/><text:span text:style-name="T27">amplify_strength = </text:span><text:span text:style-name="T28">0.8            </text:span><text:span text:style-name="T26"># For peak boosting</text:span><text:line-break/><text:span text:style-name="T27">sigma_perc = </text:span><text:span text:style-name="T28">0.01      </text:span>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 text:c="2"/>fitness: <text:s/>-0.5239622099714811 ± 1.058238440798097</text:p>
          </table:table-cell>
          <table:table-cell table:number-columns-repeated="8"/>
        </table:table-row>
        <table:table-row table:style-name="ro6">
          <table:table-cell table:style-name="ce1" office:value-type="string" calcext:value-type="string">
            <text:p><text:span text:style-name="T29">kernel_radius = </text:span><text:span text:style-name="T30">None                </text:span><text:span text:style-name="T31"># For fixation candidate detection</text:span><text:line-break/><text:span text:style-name="T32">kernel_rad_perc_overal = </text:span><text:span text:style-name="T33">0.4</text:span><text:line-break/><text:span text:style-name="T32">kernel_rad_perc_mid = </text:span><text:span text:style-name="T33">0.25</text:span><text:line-break/><text:span text:style-name="T32">kernel_rad_perc = </text:span><text:span text:style-name="T33">0.12</text:span><text:line-break/><text:span text:style-name="T34">kernel_rad_perc_fine </text:span><text:span text:style-name="T32">= </text:span><text:span text:style-name="T33">0.00</text:span><text:line-break/><text:span text:style-name="T32">max_fixation_count_overal = </text:span><text:span text:style-name="T33">1</text:span><text:line-break/><text:span text:style-name="T32">max_fixation_count_mid = </text:span><text:span text:style-name="T33">0</text:span><text:line-break/><text:span text:style-name="T32">max_fixation_count = </text:span><text:span text:style-name="T33">5            </text:span><text:span text:style-name="T31"># Maximum number of peak centers</text:span><text:line-break/><text:span text:style-name="T34">max_fixation_count_fine </text:span><text:span text:style-name="T32">= </text:span><text:span text:style-name="T33">0</text:span><text:line-break/><text:span text:style-name="T32">min_response_frac = </text:span><text:span text:style-name="T33">1.5</text:span><text:line-break/><text:span text:style-name="T32">overlap_penalty = </text:span><text:span text:style-name="T33">0.6             </text:span><text:span text:style-name="T31"># Suppress proportionaly to overlap</text:span><text:line-break/><text:span text:style-name="T32">kernel_depth = </text:span><text:span text:style-name="T33">1.5                </text:span><text:span text:style-name="T31"># Kernel shape</text:span><text:line-break/><text:span text:style-name="T32">amplify_strength = </text:span><text:span text:style-name="T33">0.8            </text:span><text:span text:style-name="T31"># For peak boosting</text:span><text:line-break/><text:span text:style-name="T32">sigma_perc = </text:span><text:span text:style-name="T33">0.00                 </text:span><text:span text:style-name="T31"># Final Gaussian smoothing</text:span>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 text:c="2"/>fitness: <text:s/>-0.3202978607742424 ± 0.8896777056583232</text:p>
          </table:table-cell>
          <table:table-cell table:number-columns-repeated="8"/>
        </table:table-row>
        <table:table-row table:style-name="ro6">
          <table:table-cell table:style-name="ce1" office:value-type="string" calcext:value-type="string">
            <text:p><text:span text:style-name="T29">kernel_radius = </text:span><text:span text:style-name="T30">None                </text:span><text:span text:style-name="T31"># For fixation candidate detection</text:span><text:line-break/><text:span text:style-name="T32">kernel_rad_perc_overal = </text:span><text:span text:style-name="T33">0.4</text:span><text:line-break/><text:span text:style-name="T32">kernel_rad_perc_mid = </text:span><text:span text:style-name="T33">0.25</text:span><text:line-break/><text:span text:style-name="T32">kernel_rad_perc = </text:span><text:span text:style-name="T33">0.12</text:span><text:line-break/><text:span text:style-name="T34">kernel_rad_perc_fine </text:span><text:span text:style-name="T32">= </text:span><text:span text:style-name="T33">0.00</text:span><text:line-break/><text:span text:style-name="T32">max_fixation_count_overal = </text:span><text:span text:style-name="T33">1</text:span><text:line-break/><text:span text:style-name="T32">max_fixation_count_mid = </text:span><text:span text:style-name="T33">0</text:span><text:line-break/><text:span text:style-name="T32">max_fixation_count = </text:span><text:span text:style-name="T33">5            </text:span><text:span text:style-name="T31"># Maximum number of peak centers</text:span><text:line-break/><text:span text:style-name="T34">max_fixation_count_fine </text:span><text:span text:style-name="T32">= </text:span><text:span text:style-name="T33">0</text:span><text:line-break/><text:span text:style-name="T32">min_response_frac = </text:span><text:span text:style-name="T33">1.5</text:span><text:line-break/><text:span text:style-name="T32">overlap_penalty = </text:span><text:span text:style-name="T33">0.6             </text:span><text:span text:style-name="T31"># Suppress proportionaly to overlap</text:span><text:line-break/><text:span text:style-name="T32">kernel_depth = </text:span><text:span text:style-name="T33">1.5                </text:span><text:span text:style-name="T31"># Kernel shape</text:span><text:line-break/><text:span text:style-name="T32">amplify_strength = </text:span><text:span text:style-name="T33">0.8            </text:span><text:span text:style-name="T31"># For peak boosting</text:span><text:line-break/><text:span text:style-name="T32">sigma_perc = </text:span><text:span text:style-name="T33">0.01                 </text:span><text:span text:style-name="T31"># Final Gaussian smoothing</text:span>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 text:c="2"/>fitness: <text:s/>-0.30135795530173204 ± 0.8954600307809685</text:p>
          </table:table-cell>
          <table:table-cell table:number-columns-repeated="8"/>
        </table:table-row>
        <table:table-row table:style-name="ro6">
          <table:table-cell table:style-name="ce1" office:value-type="string" calcext:value-type="string">
            <text:p><text:span text:style-name="T29">kernel_radius = </text:span><text:span text:style-name="T30">None                </text:span><text:span text:style-name="T31"># For fixation candidate detection</text:span><text:line-break/><text:span text:style-name="T32">kernel_rad_perc_overal = </text:span><text:span text:style-name="T33">0.4</text:span><text:line-break/><text:span text:style-name="T32">kernel_rad_perc_mid = </text:span><text:span text:style-name="T33">0.25</text:span><text:line-break/><text:span text:style-name="T32">kernel_rad_perc = </text:span><text:span text:style-name="T33">0.12</text:span><text:line-break/><text:span text:style-name="T34">kernel_rad_perc_fine </text:span><text:span text:style-name="T32">= </text:span><text:span text:style-name="T33">0.00</text:span><text:line-break/><text:span text:style-name="T32">max_fixation_count_overal = </text:span><text:span text:style-name="T33">1</text:span><text:line-break/><text:span text:style-name="T32">max_fixation_count_mid = </text:span><text:span text:style-name="T33">2</text:span><text:line-break/><text:span text:style-name="T32">max_fixation_count = </text:span><text:span text:style-name="T33">5            </text:span><text:span text:style-name="T31"># Maximum number of peak centers</text:span><text:line-break/><text:span text:style-name="T34">max_fixation_count_fine </text:span><text:span text:style-name="T32">= </text:span><text:span text:style-name="T33">0</text:span><text:line-break/><text:span text:style-name="T32">min_response_frac = </text:span><text:span text:style-name="T33">1.5</text:span><text:line-break/><text:span text:style-name="T32">overlap_penalty = </text:span><text:span text:style-name="T33">0.6             </text:span><text:span text:style-name="T31"># Suppress proportionaly to overlap</text:span><text:line-break/><text:span text:style-name="T32">kernel_depth = </text:span><text:span text:style-name="T33">1.5                </text:span><text:span text:style-name="T31"># Kernel shape</text:span><text:line-break/><text:span text:style-name="T32">amplify_strength = </text:span><text:span text:style-name="T33">0.8            </text:span><text:span text:style-name="T31"># For peak boosting</text:span><text:line-break/><text:span text:style-name="T32">sigma_perc = </text:span><text:span text:style-name="T33">0.01     </text:span>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 text:c="2"/>fitness: <text:s/>-0.335793344821951 ± 0.9347876356749266</text:p>
          </table:table-cell>
          <table:table-cell table:number-columns-repeated="8"/>
        </table:table-row>
        <table:table-row table:style-name="ro7">
          <table:table-cell table:style-name="ce1" office:value-type="string" calcext:value-type="string">
            <text:p><text:span text:style-name="T35">kernel_rad_perc_overal = </text:span><text:span text:style-name="T36">0.4</text:span><text:line-break/><text:span text:style-name="T37">kernel_rad_perc_mid = </text:span><text:span text:style-name="T36">0.25</text:span><text:line-break/><text:span text:style-name="T37">kernel_rad_perc = </text:span><text:span text:style-name="T36">0.12</text:span><text:line-break/><text:span text:style-name="T38">kernel_rad_perc_fine </text:span><text:span text:style-name="T37">= </text:span><text:span text:style-name="T36">0.00</text:span><text:line-break/><text:span text:style-name="T37">max_fixation_count_overal = </text:span><text:span text:style-name="T36">1</text:span><text:line-break/><text:span text:style-name="T37">max_fixation_count_mid = </text:span><text:span text:style-name="T36">2</text:span><text:line-break/><text:span text:style-name="T37">max_fixation_count = </text:span><text:span text:style-name="T36">5            </text:span><text:span text:style-name="T39"># Maximum number of peak centers</text:span><text:line-break/><text:span text:style-name="T38">max_fixation_count_fine </text:span><text:span text:style-name="T37">= </text:span><text:span text:style-name="T36">0</text:span><text:line-break/><text:span text:style-name="T37">min_response_frac = </text:span><text:span text:style-name="T36">1.5</text:span><text:line-break/><text:span text:style-name="T37">overlap_penalty = </text:span><text:span text:style-name="T36">0.4             </text:span><text:span text:style-name="T39"># Suppress proportionaly to overlap</text:span><text:line-break/><text:span text:style-name="T37">kernel_depth = </text:span><text:span text:style-name="T36">1.5                </text:span><text:span text:style-name="T39"># Kernel shape</text:span><text:line-break/><text:span text:style-name="T37">amplify_strength = </text:span><text:span text:style-name="T36">0.8            </text:span><text:span text:style-name="T39"># For peak boosting</text:span><text:line-break/><text:span text:style-name="T37">sigma_perc = </text:span><text:span text:style-name="T36">0.01      </text:span>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 text:c="2"/>fitness: <text:s/>-0.3615744313807714 ± 0.9260065579978555</text:p>
          </table:table-cell>
          <table:table-cell table:number-columns-repeated="8"/>
        </table:table-row>
        <table:table-row table:style-name="ro6">
          <table:table-cell table:style-name="ce1" office:value-type="string" calcext:value-type="string">
            <text:p><text:span text:style-name="T29">kernel_radius = </text:span><text:span text:style-name="T30">None                </text:span><text:span text:style-name="T31"># For fixation candidate detection</text:span><text:line-break/><text:span text:style-name="T32">kernel_rad_perc_overal = </text:span><text:span text:style-name="T33">0.4</text:span><text:line-break/><text:span text:style-name="T32">kernel_rad_perc_mid = </text:span><text:span text:style-name="T33">0.25</text:span><text:line-break/><text:span text:style-name="T32">kernel_rad_perc = </text:span><text:span text:style-name="T33">0.12</text:span><text:line-break/><text:span text:style-name="T34">kernel_rad_perc_fine </text:span><text:span text:style-name="T32">= </text:span><text:span text:style-name="T33">0.00</text:span><text:line-break/><text:span text:style-name="T32">max_fixation_count_overal = </text:span><text:span text:style-name="T33">1</text:span><text:line-break/><text:span text:style-name="T32">max_fixation_count_mid = </text:span><text:span text:style-name="T33">2</text:span><text:line-break/><text:span text:style-name="T32">max_fixation_count = </text:span><text:span text:style-name="T33">5            </text:span><text:span text:style-name="T31"># Maximum number of peak centers</text:span><text:line-break/><text:span text:style-name="T34">max_fixation_count_fine </text:span><text:span text:style-name="T32">= </text:span><text:span text:style-name="T33">0</text:span><text:line-break/><text:span text:style-name="T32">min_response_frac = </text:span><text:span text:style-name="T33">1.5</text:span><text:line-break/><text:span text:style-name="T32">overlap_penalty = </text:span><text:span text:style-name="T33">0.8             </text:span><text:span text:style-name="T31"># Suppress proportionaly to overlap</text:span><text:line-break/><text:span text:style-name="T32">kernel_depth = </text:span><text:span text:style-name="T33">1.5                </text:span><text:span text:style-name="T31"># Kernel shape</text:span><text:line-break/><text:span text:style-name="T32">amplify_strength = </text:span><text:span text:style-name="T33">0.8            </text:span><text:span text:style-name="T31"># For peak boosting</text:span><text:line-break/><text:span text:style-name="T32">sigma_perc = </text:span><text:span text:style-name="T33">0.01   </text:span>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 text:c="2"/>fitness: <text:s/>-0.3360981215409191 ± 0.9346156061871811</text:p>
          </table:table-cell>
          <table:table-cell table:number-columns-repeated="8"/>
        </table:table-row>
        <table:table-row table:style-name="ro6">
          <table:table-cell table:style-name="ce1" office:value-type="string" calcext:value-type="string">
            <text:p><text:span text:style-name="T29">kernel_radius = </text:span><text:span text:style-name="T30">None                </text:span><text:span text:style-name="T31"># For fixation candidate detection</text:span><text:line-break/><text:span text:style-name="T32">kernel_rad_perc_overal = </text:span><text:span text:style-name="T33">0.4</text:span><text:line-break/><text:span text:style-name="T32">kernel_rad_perc_mid = </text:span><text:span text:style-name="T33">0.25</text:span><text:line-break/><text:span text:style-name="T32">kernel_rad_perc = </text:span><text:span text:style-name="T33">0.12</text:span><text:line-break/><text:span text:style-name="T34">kernel_rad_perc_fine </text:span><text:span text:style-name="T32">= </text:span><text:span text:style-name="T33">0.00</text:span><text:line-break/><text:span text:style-name="T32">max_fixation_count_overal = </text:span><text:span text:style-name="T33">1</text:span><text:line-break/><text:span text:style-name="T32">max_fixation_count_mid = </text:span><text:span text:style-name="T33">2</text:span><text:line-break/><text:span text:style-name="T32">max_fixation_count = </text:span><text:span text:style-name="T33">5            </text:span><text:span text:style-name="T31"># Maximum number of peak centers</text:span><text:line-break/><text:span text:style-name="T34">max_fixation_count_fine </text:span><text:span text:style-name="T32">= </text:span><text:span text:style-name="T33">0</text:span><text:line-break/><text:span text:style-name="T32">min_response_frac = </text:span><text:span text:style-name="T33">1.5</text:span><text:line-break/><text:span text:style-name="T32">overlap_penalty = </text:span><text:span text:style-name="T33">0.6             </text:span><text:span text:style-name="T31"># Suppress proportionaly to overlap</text:span><text:line-break/><text:span text:style-name="T32">kernel_depth = </text:span><text:span text:style-name="T33">1.5                </text:span><text:span text:style-name="T31"># Kernel shape</text:span><text:line-break/><text:span text:style-name="T32">amplify_strength = </text:span><text:span text:style-name="T33">0.8            </text:span><text:span text:style-name="T31"># For peak boosting</text:span><text:line-break/><text:span text:style-name="T32">sigma_perc = </text:span><text:span text:style-name="T33">0.01                 </text:span><text:span text:style-name="T31"># Final Gaussian smoothing</text:span></text:p>
          </table:table-cell>
          <table:table-cell table:number-columns-repeated="6"/>
          <table:table-cell table:style-name="ce2"/>
          <table:table-cell office:value-type="string" calcext:value-type="string">
            <text:p>scale calc_kernel_rad by 1.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IM:</text:p>
          </table:table-cell>
          <table:table-cell office:value-type="float" office:value="0.426" calcext:value-type="float">
            <text:p>0.426</text:p>
          </table:table-cell>
          <table:table-cell office:value-type="string" calcext:value-type="string">
            <text:p>±</text:p>
          </table:table-cell>
          <table:table-cell office:value-type="float" office:value="0.1453" calcext:value-type="float">
            <text:p>0.1453</text:p>
          </table:table-cell>
          <table:table-cell/>
          <table:table-cell table:style-name="ce2"/>
          <table:table-cell/>
        </table:table-row>
        <table:table-row table:style-name="ro2">
          <table:table-cell table:number-columns-repeated="2"/>
          <table:table-cell office:value-type="string" calcext:value-type="string">
            <text:p>CC:</text:p>
          </table:table-cell>
          <table:table-cell/>
          <table:table-cell office:value-type="float" office:value="0.4015" calcext:value-type="float">
            <text:p>0.4015</text:p>
          </table:table-cell>
          <table:table-cell office:value-type="string" calcext:value-type="string">
            <text:p>±</text:p>
          </table:table-cell>
          <table:table-cell office:value-type="float" office:value="0.233" calcext:value-type="float">
            <text:p>0.233</text:p>
          </table:table-cell>
          <table:table-cell table:style-name="ce2"/>
          <table:table-cell/>
        </table:table-row>
        <table:table-row table:style-name="ro2">
          <table:table-cell table:number-columns-repeated="2"/>
          <table:table-cell office:value-type="string" calcext:value-type="string">
            <text:p>KL:</text:p>
          </table:table-cell>
          <table:table-cell/>
          <table:table-cell office:value-type="float" office:value="1.1227" calcext:value-type="float">
            <text:p>1.1227</text:p>
          </table:table-cell>
          <table:table-cell office:value-type="string" calcext:value-type="string">
            <text:p>±</text:p>
          </table:table-cell>
          <table:table-cell office:value-type="float" office:value="0.5495" calcext:value-type="float">
            <text:p>0.5495</text:p>
          </table:table-cell>
          <table:table-cell table:style-name="ce2"/>
          <table:table-cell/>
        </table:table-row>
        <table:table-row table:style-name="ro2">
          <table:table-cell table:number-columns-repeated="2"/>
          <table:table-cell office:value-type="string" calcext:value-type="string">
            <text:p>fitness:</text:p>
          </table:table-cell>
          <table:table-cell/>
          <table:table-cell office:value-type="float" office:value="-0.29517806489539" calcext:value-type="float">
            <text:p>-0.29517806489539</text:p>
          </table:table-cell>
          <table:table-cell office:value-type="string" calcext:value-type="string">
            <text:p>±</text:p>
          </table:table-cell>
          <table:table-cell office:value-type="float" office:value="0.927802371397402" calcext:value-type="float">
            <text:p>0.927802371397402</text:p>
          </table:table-cell>
          <table:table-cell table:style-name="ce2"/>
          <table:table-cell/>
        </table:table-row>
        <table:table-row table:style-name="ro6">
          <table:table-cell table:style-name="ce1" office:value-type="string" calcext:value-type="string">
            <text:p><text:span text:style-name="T29">kernel_radius = </text:span><text:span text:style-name="T30">None                </text:span><text:span text:style-name="T31"># For fixation candidate detection</text:span><text:line-break/><text:span text:style-name="T32">kernel_rad_perc_overal = </text:span><text:span text:style-name="T33">0.45</text:span><text:line-break/><text:span text:style-name="T32">kernel_rad_perc_mid = </text:span><text:span text:style-name="T33">0.30</text:span><text:line-break/><text:span text:style-name="T32">kernel_rad_perc = </text:span><text:span text:style-name="T33">0.17</text:span><text:line-break/><text:span text:style-name="T34">kernel_rad_perc_fine </text:span><text:span text:style-name="T32">= </text:span><text:span text:style-name="T33">0.00</text:span><text:line-break/><text:span text:style-name="T32">max_fixation_count_overal = </text:span><text:span text:style-name="T33">1</text:span><text:line-break/><text:span text:style-name="T32">max_fixation_count_mid = </text:span><text:span text:style-name="T33">2</text:span><text:line-break/><text:span text:style-name="T32">max_fixation_count = </text:span><text:span text:style-name="T33">5            </text:span><text:span text:style-name="T31"># Maximum number of peak centers</text:span><text:line-break/><text:span text:style-name="T34">max_fixation_count_fine </text:span><text:span text:style-name="T32">= </text:span><text:span text:style-name="T33">0</text:span><text:line-break/><text:span text:style-name="T32">min_response_frac = </text:span><text:span text:style-name="T33">1.5</text:span><text:line-break/><text:span text:style-name="T32">overlap_penalty = </text:span><text:span text:style-name="T33">0.6             </text:span><text:span text:style-name="T31"># Suppress proportionaly to overlap</text:span><text:line-break/><text:span text:style-name="T32">kernel_depth = </text:span><text:span text:style-name="T33">1.5                </text:span><text:span text:style-name="T31"># Kernel shape</text:span><text:line-break/><text:span text:style-name="T32">amplify_strength = </text:span><text:span text:style-name="T33">0.8            </text:span><text:span text:style-name="T31"># For peak boosting</text:span><text:line-break/><text:span text:style-name="T32">sigma_perc = </text:span><text:span text:style-name="T33">0.01                 </text:span><text:span text:style-name="T31"># Final Gaussian smoothing</text:span>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 text:c="2"/>fitness: <text:s/>-0.17701805789546132 ± 0.8797051416604142</text:p>
          </table:table-cell>
          <table:table-cell/>
          <table:table-cell office:value-type="string" calcext:value-type="string">
            <text:p>SIM:</text:p>
          </table:table-cell>
          <table:table-cell office:value-type="float" office:value="0.4406" calcext:value-type="float">
            <text:p>0.4406</text:p>
          </table:table-cell>
          <table:table-cell office:value-type="string" calcext:value-type="string">
            <text:p>±</text:p>
          </table:table-cell>
          <table:table-cell office:value-type="float" office:value="0.1492" calcext:value-type="float">
            <text:p>0.149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CC:</text:p>
          </table:table-cell>
          <table:table-cell/>
          <table:table-cell office:value-type="float" office:value="0.454" calcext:value-type="float">
            <text:p>0.454</text:p>
          </table:table-cell>
          <table:table-cell office:value-type="string" calcext:value-type="string">
            <text:p>±</text:p>
          </table:table-cell>
          <table:table-cell office:value-type="float" office:value="0.1808" calcext:value-type="float">
            <text:p>0.180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KL:</text:p>
          </table:table-cell>
          <table:table-cell/>
          <table:table-cell office:value-type="float" office:value="1.0716" calcext:value-type="float">
            <text:p>1.0716</text:p>
          </table:table-cell>
          <table:table-cell office:value-type="string" calcext:value-type="string">
            <text:p>±</text:p>
          </table:table-cell>
          <table:table-cell office:value-type="float" office:value="0.5497" calcext:value-type="float">
            <text:p>0.549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itness:</text:p>
          </table:table-cell>
          <table:table-cell/>
          <table:table-cell office:value-type="float" office:value="-0.177018057895461" calcext:value-type="float">
            <text:p>-0.177018057895461</text:p>
          </table:table-cell>
          <table:table-cell office:value-type="string" calcext:value-type="string">
            <text:p>±</text:p>
          </table:table-cell>
          <table:table-cell office:value-type="float" office:value="0.879705141660414" calcext:value-type="float">
            <text:p>0.879705141660414</text:p>
          </table:table-cell>
          <table:table-cell table:number-columns-repeated="2"/>
        </table:table-row>
        <table:table-row table:style-name="ro6">
          <table:table-cell table:style-name="ce1" office:value-type="string" calcext:value-type="string">
            <text:p><text:span text:style-name="T29">kernel_radius = </text:span><text:span text:style-name="T30">None                </text:span><text:span text:style-name="T31"># For fixation candidate detection</text:span><text:line-break/><text:span text:style-name="T32">kernel_rad_perc_overal = </text:span><text:span text:style-name="T33">0.45</text:span><text:line-break/><text:span text:style-name="T32">kernel_rad_perc_mid = </text:span><text:span text:style-name="T33">0.30</text:span><text:line-break/><text:span text:style-name="T32">kernel_rad_perc = </text:span><text:span text:style-name="T33">0.17</text:span><text:line-break/><text:span text:style-name="T34">kernel_rad_perc_fine </text:span><text:span text:style-name="T32">= </text:span><text:span text:style-name="T33">0.00</text:span><text:line-break/><text:span text:style-name="T32">max_fixation_count_overal = </text:span><text:span text:style-name="T33">1</text:span><text:line-break/><text:span text:style-name="T32">max_fixation_count_mid = </text:span><text:span text:style-name="T33">2</text:span><text:line-break/><text:span text:style-name="T32">max_fixation_count = </text:span><text:span text:style-name="T33">5            </text:span><text:span text:style-name="T31"># Maximum number of peak centers</text:span><text:line-break/><text:span text:style-name="T34">max_fixation_count_fine </text:span><text:span text:style-name="T32">= </text:span><text:span text:style-name="T33">0</text:span><text:line-break/><text:span text:style-name="T32">min_response_frac = </text:span><text:span text:style-name="T33">1.5</text:span><text:line-break/><text:span text:style-name="T32">overlap_penalty = </text:span><text:span text:style-name="T33">0.6             </text:span><text:span text:style-name="T31"># Suppress proportionaly to overlap</text:span><text:line-break/><text:span text:style-name="T32">kernel_depth = </text:span><text:span text:style-name="T33">1.5                </text:span><text:span text:style-name="T31"># Kernel shape</text:span><text:line-break/><text:span text:style-name="T32">amplify_strength = </text:span><text:span text:style-name="T33">0.8            </text:span><text:span text:style-name="T31"># For peak boosting</text:span><text:line-break/><text:span text:style-name="T32">sigma_perc = </text:span><text:span text:style-name="T33">0.02                 </text:span><text:span text:style-name="T31"># Final Gaussian smoothing</text:span>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 text:c="2"/>fitness: <text:s/>-0.175218310970086 ± 0.8817839349854747</text:p>
          </table:table-cell>
          <table:table-cell table:number-columns-repeated="8"/>
        </table:table-row>
        <table:table-row table:style-name="ro7">
          <table:table-cell table:style-name="ce1" office:value-type="string" calcext:value-type="string">
            <text:p><text:span text:style-name="T35">kernel_rad_perc_overal = </text:span><text:span text:style-name="T36">0.35</text:span><text:line-break/><text:span text:style-name="T37">kernel_rad_perc_mid = </text:span><text:span text:style-name="T36">0.25</text:span><text:line-break/><text:span text:style-name="T37">kernel_rad_perc = </text:span><text:span text:style-name="T36">0.12</text:span><text:line-break/><text:span text:style-name="T38">kernel_rad_perc_fine </text:span><text:span text:style-name="T37">= </text:span><text:span text:style-name="T36">0.00</text:span><text:line-break/><text:span text:style-name="T37">max_fixation_count_overal = </text:span><text:span text:style-name="T36">1</text:span><text:line-break/><text:span text:style-name="T37">max_fixation_count_mid = </text:span><text:span text:style-name="T36">2</text:span><text:line-break/><text:span text:style-name="T37">max_fixation_count = </text:span><text:span text:style-name="T36">5            </text:span><text:span text:style-name="T39"># Maximum number of peak centers</text:span><text:line-break/><text:span text:style-name="T38">max_fixation_count_fine </text:span><text:span text:style-name="T37">= </text:span><text:span text:style-name="T36">0</text:span><text:line-break/><text:span text:style-name="T37">min_response_frac = </text:span><text:span text:style-name="T36">1.5</text:span><text:line-break/><text:span text:style-name="T37">overlap_penalty = </text:span><text:span text:style-name="T36">0.6             </text:span><text:span text:style-name="T39"># Suppress proportionaly to overlap</text:span><text:line-break/><text:span text:style-name="T37">kernel_depth = </text:span><text:span text:style-name="T36">1.7                </text:span><text:span text:style-name="T39"># Kernel shape</text:span><text:line-break/><text:span text:style-name="T37">amplify_strength = </text:span><text:span text:style-name="T36">0.7            </text:span><text:span text:style-name="T39"># For peak boosting</text:span><text:line-break/><text:span text:style-name="T37">sigma_perc = </text:span><text:span text:style-name="T36">0.02                 </text:span><text:span text:style-name="T39"># Final Gaussian smoothing</text:span>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SIM:</text:p>
          </table:table-cell>
          <table:table-cell office:value-type="float" office:value="0.4121" calcext:value-type="float">
            <text:p>0.4121</text:p>
          </table:table-cell>
          <table:table-cell office:value-type="string" calcext:value-type="string">
            <text:p>±</text:p>
          </table:table-cell>
          <table:table-cell office:value-type="float" office:value="0.1422" calcext:value-type="float">
            <text:p>0.142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CC:</text:p>
          </table:table-cell>
          <table:table-cell/>
          <table:table-cell office:value-type="float" office:value="0.3828" calcext:value-type="float">
            <text:p>0.3828</text:p>
          </table:table-cell>
          <table:table-cell office:value-type="string" calcext:value-type="string">
            <text:p>±</text:p>
          </table:table-cell>
          <table:table-cell office:value-type="float" office:value="0.2384" calcext:value-type="float">
            <text:p>0.238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KL:</text:p>
          </table:table-cell>
          <table:table-cell/>
          <table:table-cell office:value-type="float" office:value="1.1738" calcext:value-type="float">
            <text:p>1.1738</text:p>
          </table:table-cell>
          <table:table-cell office:value-type="string" calcext:value-type="string">
            <text:p>±</text:p>
          </table:table-cell>
          <table:table-cell office:value-type="float" office:value="0.552" calcext:value-type="float">
            <text:p>0.55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itness:</text:p>
          </table:table-cell>
          <table:table-cell/>
          <table:table-cell office:value-type="float" office:value="-0.378963595929655" calcext:value-type="float">
            <text:p>-0.378963595929655</text:p>
          </table:table-cell>
          <table:table-cell office:value-type="string" calcext:value-type="string">
            <text:p>±</text:p>
          </table:table-cell>
          <table:table-cell office:value-type="float" office:value="0.932516216719305" calcext:value-type="float">
            <text:p>0.932516216719305</text:p>
          </table:table-cell>
          <table:table-cell table:number-columns-repeated="2"/>
        </table:table-row>
        <table:table-row table:style-name="ro6">
          <table:table-cell table:style-name="ce1" office:value-type="string" calcext:value-type="string">
            <text:p><text:span text:style-name="T29">kernel_radius = </text:span><text:span text:style-name="T30">None                </text:span><text:span text:style-name="T31"># For fixation candidate detection</text:span><text:line-break/><text:span text:style-name="T32">kernel_rad_perc_overal = </text:span><text:span text:style-name="T33">0.35</text:span><text:line-break/><text:span text:style-name="T32">kernel_rad_perc_mid = </text:span><text:span text:style-name="T33">0.25</text:span><text:line-break/><text:span text:style-name="T32">kernel_rad_perc = </text:span><text:span text:style-name="T33">0.12</text:span><text:line-break/><text:span text:style-name="T34">kernel_rad_perc_fine </text:span><text:span text:style-name="T32">= </text:span><text:span text:style-name="T33">0.00</text:span><text:line-break/><text:span text:style-name="T32">max_fixation_count_overal = </text:span><text:span text:style-name="T33">1</text:span><text:line-break/><text:span text:style-name="T32">max_fixation_count_mid = </text:span><text:span text:style-name="T33">2</text:span><text:line-break/><text:span text:style-name="T32">max_fixation_count = </text:span><text:span text:style-name="T33">5            </text:span><text:span text:style-name="T31"># Maximum number of peak centers</text:span><text:line-break/><text:span text:style-name="T34">max_fixation_count_fine </text:span><text:span text:style-name="T32">= </text:span><text:span text:style-name="T33">0</text:span><text:line-break/><text:span text:style-name="T32">min_response_frac = </text:span><text:span text:style-name="T33">1.5</text:span><text:line-break/><text:span text:style-name="T32">overlap_penalty = </text:span><text:span text:style-name="T33">0.6             </text:span><text:span text:style-name="T31"># Suppress proportionaly to overlap</text:span><text:line-break/><text:span text:style-name="T32">kernel_depth = </text:span><text:span text:style-name="T33">1.7                </text:span><text:span text:style-name="T31"># Kernel shape</text:span><text:line-break/><text:span text:style-name="T32">amplify_strength = </text:span><text:span text:style-name="T33">0.7            </text:span><text:span text:style-name="T31"># For peak boosting</text:span><text:line-break/><text:span text:style-name="T32">sigma_perc = </text:span><text:span text:style-name="T33">0.02                 </text:span><text:span text:style-name="T31"># Final Gaussian smoothing</text:span></text:p>
          </table:table-cell>
          <table:table-cell table:number-columns-repeated="6"/>
          <table:table-cell office:value-type="string" calcext:value-type="string">
            <text:p>Reverted to the overlay penalized function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IM:</text:p>
          </table:table-cell>
          <table:table-cell office:value-type="float" office:value="0.4061" calcext:value-type="float">
            <text:p>0.4061</text:p>
          </table:table-cell>
          <table:table-cell office:value-type="string" calcext:value-type="string">
            <text:p>±</text:p>
          </table:table-cell>
          <table:table-cell office:value-type="float" office:value="0.1431" calcext:value-type="float">
            <text:p>0.143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CC:</text:p>
          </table:table-cell>
          <table:table-cell/>
          <table:table-cell office:value-type="float" office:value="0.3892" calcext:value-type="float">
            <text:p>0.3892</text:p>
          </table:table-cell>
          <table:table-cell office:value-type="string" calcext:value-type="string">
            <text:p>±</text:p>
          </table:table-cell>
          <table:table-cell office:value-type="float" office:value="0.2256" calcext:value-type="float">
            <text:p>0.225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KL:</text:p>
          </table:table-cell>
          <table:table-cell/>
          <table:table-cell office:value-type="float" office:value="1.1905" calcext:value-type="float">
            <text:p>1.1905</text:p>
          </table:table-cell>
          <table:table-cell office:value-type="string" calcext:value-type="string">
            <text:p>±</text:p>
          </table:table-cell>
          <table:table-cell office:value-type="float" office:value="0.555" calcext:value-type="float">
            <text:p>0.55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itness:</text:p>
          </table:table-cell>
          <table:table-cell/>
          <table:table-cell office:value-type="float" office:value="-0.395187001089576" calcext:value-type="float">
            <text:p>-0.395187001089576</text:p>
          </table:table-cell>
          <table:table-cell office:value-type="string" calcext:value-type="string">
            <text:p>±</text:p>
          </table:table-cell>
          <table:table-cell office:value-type="float" office:value="0.923725578975328" calcext:value-type="float">
            <text:p>0.923725578975328</text:p>
          </table:table-cell>
          <table:table-cell table:number-columns-repeated="2"/>
        </table:table-row>
        <table:table-row table:style-name="ro8">
          <table:table-cell table:style-name="ce1" office:value-type="string" calcext:value-type="string">
            <text:p><text:span text:style-name="T40">thresholding_percentile = </text:span><text:span text:style-name="T41">0.85</text:span><text:line-break/><text:span text:style-name="T40">kernel_radius = </text:span><text:span text:style-name="T42">None                </text:span><text:span text:style-name="T43"># For fixation candidate detection</text:span><text:line-break/><text:span text:style-name="T40">kernel_rad_perc_overal = </text:span><text:span text:style-name="T41">0.35</text:span><text:line-break/><text:span text:style-name="T40">kernel_rad_perc_mid = </text:span><text:span text:style-name="T41">0.25</text:span><text:line-break/><text:span text:style-name="T40">kernel_rad_perc = </text:span><text:span text:style-name="T41">0.12</text:span><text:line-break/><text:span text:style-name="T44">kernel_rad_perc_fine </text:span><text:span text:style-name="T40">= </text:span><text:span text:style-name="T41">0.00</text:span><text:line-break/><text:span text:style-name="T40">max_fixation_count_overal = </text:span><text:span text:style-name="T41">1</text:span><text:line-break/><text:span text:style-name="T40">max_fixation_count_mid = </text:span><text:span text:style-name="T41">2</text:span><text:line-break/><text:span text:style-name="T40">max_fixation_count = </text:span><text:span text:style-name="T41">5            </text:span><text:span text:style-name="T43"># Maximum number of peak centers</text:span><text:line-break/><text:span text:style-name="T44">max_fixation_count_fine </text:span><text:span text:style-name="T40">= </text:span><text:span text:style-name="T41">0</text:span><text:line-break/><text:span text:style-name="T40">min_response_frac = </text:span><text:span text:style-name="T41">1.5</text:span><text:line-break/><text:span text:style-name="T40">overlap_penalty = </text:span><text:span text:style-name="T41">0.7             </text:span><text:span text:style-name="T43"># Suppress proportionaly to overlap</text:span><text:line-break/><text:span text:style-name="T40">kernel_depth = </text:span><text:span text:style-name="T41">1.7                </text:span><text:span text:style-name="T43"># Kernel shape</text:span><text:line-break/><text:span text:style-name="T40">amplify_strength = </text:span><text:span text:style-name="T41">0.7            </text:span><text:span text:style-name="T43"># For peak boosting</text:span><text:line-break/><text:span text:style-name="T40">sigma_perc = </text:span><text:span text:style-name="T41">0.02                 </text:span><text:span text:style-name="T43"># Final Gaussian smoothing</text:span></text:p>
          </table:table-cell>
          <table:table-cell table:number-columns-repeated="5"/>
          <table:table-cell office:value-type="string" calcext:value-type="string">
            <text:p>Reintroduced thresholding as a last step after gaussian blur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13:18:37.509840911</meta:creation-date>
    <dc:date>2025-04-24T19:27:34.552358916</dc:date>
    <meta:editing-duration>PT23H58M</meta:editing-duration>
    <meta:editing-cycles>1</meta:editing-cycles>
    <meta:document-statistic meta:table-count="1" meta:cell-count="117" meta:object-count="0"/>
    <meta:generator>LibreOffice/24.8.6.2$Linux_X86_64 LibreOffice_project/d50be90c1d90f0f90a5235ffcbbafbbfa38a83c2</meta:generator>
  </office:meta>
</office:document-meta>
</file>